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paragraph-properties style:text-autospace="none"/>
      <style:text-properties fo:font-size="14pt" style:font-size-asian="14pt" style:font-size-complex="14pt"/>
    </style:style>
    <style:style style:name="P3" style:family="paragraph" style:parent-style-name="Standard">
      <style:paragraph-properties style:text-autospace="none"/>
      <style:text-properties fo:color="#000000" style:font-name="Consolas" fo:font-size="14pt" style:font-name-asian="Consolas" style:font-size-asian="14pt" style:font-name-complex="Consolas" style:font-size-complex="14pt"/>
    </style:style>
    <style:style style:name="P4" style:family="paragraph" style:parent-style-name="Standard" style:list-style-name="L2">
      <style:text-properties fo:font-size="14pt" style:font-size-asian="14pt" style:font-size-complex="14pt"/>
    </style:style>
    <style:style style:name="P5" style:family="paragraph" style:parent-style-name="Standard" style:list-style-name="L5">
      <style:text-properties fo:font-size="14pt" style:font-size-asian="14pt" style:font-size-complex="14pt"/>
    </style:style>
    <style:style style:name="P6" style:family="paragraph" style:parent-style-name="Standard" style:list-style-name="L6">
      <style:text-properties fo:font-size="14pt" style:font-size-asian="14pt" style:font-size-complex="14pt"/>
    </style:style>
    <style:style style:name="P7" style:family="paragraph" style:parent-style-name="Standard" style:list-style-name="L7">
      <style:text-properties fo:font-size="14pt" style:font-size-asian="14pt" style:font-size-complex="14pt"/>
    </style:style>
    <style:style style:name="P8" style:family="paragraph" style:parent-style-name="Standard" style:list-style-name="L9">
      <style:text-properties fo:font-size="14pt" style:font-size-asian="14pt" style:font-size-complex="14pt"/>
    </style:style>
    <style:style style:name="P9" style:family="paragraph" style:parent-style-name="Standard">
      <style:text-properties fo:color="#000000" style:font-name="Consolas" fo:font-size="14pt" style:font-name-asian="Consolas" style:font-size-asian="14pt" style:font-name-complex="Consolas" style:font-size-complex="14pt"/>
    </style:style>
    <style:style style:name="P10" style:family="paragraph" style:parent-style-name="Standard">
      <style:paragraph-properties style:text-autospace="none"/>
      <style:text-properties fo:color="#000000" style:font-name="Consolas" fo:font-size="14pt" style:font-name-asian="Consolas" style:font-size-asian="14pt" style:font-name-complex="Consolas" style:font-size-complex="14pt"/>
    </style:style>
    <style:style style:name="P11" style:family="paragraph" style:parent-style-name="Standard">
      <style:text-properties fo:color="#000000" style:font-name="Consolas" fo:font-size="16pt" style:font-name-asian="Consolas" style:font-size-asian="16pt" style:font-name-complex="Consolas" style:font-size-complex="16pt"/>
    </style:style>
    <style:style style:name="P12" style:family="paragraph" style:parent-style-name="Standard">
      <style:paragraph-properties style:text-autospace="none"/>
      <style:text-properties fo:color="#000000" style:font-name="Consolas" fo:font-size="16pt" style:font-name-asian="Consolas" style:font-size-asian="16pt" style:font-name-complex="Consolas" style:font-size-complex="16pt"/>
    </style:style>
    <style:style style:name="P13" style:family="paragraph" style:parent-style-name="Standard" style:list-style-name="">
      <style:paragraph-properties style:text-autospace="none"/>
      <style:text-properties fo:color="#000000" style:font-name="Consolas" fo:font-size="16pt" style:font-name-asian="Consolas" style:font-size-asian="16pt" style:font-name-complex="Consolas" style:font-size-complex="16pt"/>
    </style:style>
    <style:style style:name="P14" style:family="paragraph" style:parent-style-name="Standard">
      <style:text-properties fo:color="#a31515" style:font-name="Consolas" fo:font-size="14pt" style:font-name-asian="Consolas" style:font-size-asian="14pt" style:font-name-complex="Consolas" style:font-size-complex="14pt"/>
    </style:style>
    <style:style style:name="P15" style:family="paragraph" style:parent-style-name="Standard" style:list-style-name="L8"/>
    <style:style style:name="P16" style:family="paragraph" style:parent-style-name="Standard">
      <style:text-properties fo:font-size="16pt" style:font-size-asian="16pt" style:font-size-complex="16pt"/>
    </style:style>
    <style:style style:name="P17" style:family="paragraph" style:parent-style-name="Standard" style:list-style-name="">
      <style:paragraph-properties style:text-autospace="none"/>
      <style:text-properties fo:font-size="16pt" style:font-size-asian="16pt" style:font-size-complex="16pt"/>
    </style:style>
    <style:style style:name="P18" style:family="paragraph" style:parent-style-name="Heading_20_1">
      <style:paragraph-properties fo:break-before="page"/>
    </style:style>
    <style:style style:name="P19" style:family="paragraph" style:parent-style-name="Heading_20_1">
      <style:paragraph-properties fo:break-before="page"/>
      <style:text-properties fo:font-size="14pt" style:font-size-asian="14pt" style:font-size-complex="14pt"/>
    </style:style>
    <style:style style:name="P20" style:family="paragraph" style:parent-style-name="Text_20_body" style:list-style-name="L4"/>
    <style:style style:name="T1" style:family="text">
      <style:text-properties fo:color="#0000ff"/>
    </style:style>
    <style:style style:name="T2" style:family="text">
      <style:text-properties fo:color="#0000ff" style:font-name="Consolas" style:font-name-asian="Consolas" style:font-name-complex="Consolas"/>
    </style:style>
    <style:style style:name="T3" style:family="text">
      <style:text-properties fo:color="#0000ff" style:font-name="Consolas" fo:font-size="9.5pt" style:font-name-asian="Consolas" style:font-size-asian="9.5pt" style:font-name-complex="Consolas" style:font-size-complex="9.5pt"/>
    </style:style>
    <style:style style:name="T4" style:family="text">
      <style:text-properties fo:color="#2b91af" style:font-name="Consolas" style:font-name-asian="Consolas" style:font-name-complex="Consolas"/>
    </style:style>
    <style:style style:name="T5" style:family="text">
      <style:text-properties fo:color="#000000" style:font-name="Consolas" style:font-name-asian="Consolas" style:font-name-complex="Consolas"/>
    </style:style>
    <style:style style:name="T6" style:family="text">
      <style:text-properties fo:color="#000000" style:font-name="Consolas" fo:font-size="9.5pt" style:font-name-asian="Consolas" style:font-size-asian="9.5pt" style:font-name-complex="Consolas" style:font-size-complex="9.5pt"/>
    </style:style>
    <style:style style:name="T7" style:family="text">
      <style:text-properties fo:color="#000000" style:font-name="Consolas" fo:font-size="14pt" style:font-name-asian="Consolas" style:font-size-asian="14pt" style:font-name-complex="Consolas" style:font-size-complex="14pt"/>
    </style:style>
    <style:style style:name="T8" style:family="text">
      <style:text-properties fo:color="#000000" style:font-name="Consolas" fo:font-size="16pt" style:font-name-asian="Consolas" style:font-size-asian="16pt" style:font-name-complex="Consolas" style:font-size-complex="16pt"/>
    </style:style>
    <style:style style:name="T9" style:family="text">
      <style:text-properties fo:color="#008000" style:font-name="Consolas" style:font-name-asian="Consolas" style:font-name-complex="Consolas"/>
    </style:style>
    <style:style style:name="T10" style:family="text">
      <style:text-properties fo:color="#a31515" style:font-name="Consolas" style:font-name-asian="Consolas" style:font-name-complex="Consolas"/>
    </style:style>
    <style:style style:name="T11" style:family="text">
      <style:text-properties fo:color="#808080"/>
    </style:style>
    <style:style style:name="T12" style:family="text">
      <style:text-properties fo:color="#808080" style:font-name="Consolas" fo:font-size="9.5pt" style:font-name-asian="Consolas" style:font-size-asian="9.5pt" style:font-name-complex="Consolas" style:font-size-complex="9.5pt"/>
    </style:style>
    <style:style style:name="T13" style:family="text">
      <style:text-properties fo:color="#808080" style:font-name="Consolas" style:font-name-asian="Consolas" style:font-name-complex="Consolas"/>
    </style:style>
    <style:style style:name="T14" style:family="text">
      <style:text-properties fo:color="#008080"/>
    </style:style>
    <style:style style:name="T15" style:family="text">
      <style:text-properties fo:color="#008080" style:font-name="Consolas" style:font-name-asian="Consolas" style:font-name-complex="Consolas"/>
    </style:style>
    <style:style style:name="T16" style:family="text">
      <style:text-properties fo:color="#008080" style:font-name="Consolas" fo:font-size="9.5pt" style:font-name-asian="Consolas" style:font-size-asian="9.5pt" style:font-name-complex="Consolas" style:font-size-complex="9.5pt"/>
    </style:style>
    <style:style style:name="T17" style:family="text">
      <style:text-properties fo:color="#800000"/>
    </style:style>
    <style:style style:name="T18" style:family="text">
      <style:text-properties fo:color="#800000" style:font-name="Consolas" fo:font-size="9.5pt" style:font-name-asian="Consolas" style:font-size-asian="9.5pt" style:font-name-complex="Consolas" style:font-size-complex="9.5pt"/>
    </style:style>
    <style:style style:name="T19" style:family="text">
      <style:text-properties fo:color="#800000" style:font-name="Consolas" style:font-name-asian="Consolas" style:font-name-complex="Consolas"/>
    </style:style>
    <style:style style:name="T20" style:family="text">
      <style:text-properties fo:font-size="14pt" style:font-size-asian="14pt" style:font-size-complex="14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Last time C++</text:h>
      <text:list xml:id="list5923220325371456618" text:style-name="L2">
        <text:list-item>
          <text:p text:style-name="P4">values are only data</text:p>
        </text:list-item>
        <text:list-item>
          <text:p text:style-name="P4">types decide which function gets called when manipulating data</text:p>
        </text:list-item>
        <text:list-item>
          <text:p text:style-name="P4">function are used to group code into smaller reusable pieces</text:p>
        </text:list-item>
        <text:list-item>
          <text:p text:style-name="P4">essentially everything is a function</text:p>
        </text:list-item>
        <text:list-item>
          <text:p text:style-name="P4">two functions can have the same name if they take different parameters, this is called function overloading</text:p>
        </text:list-item>
        <text:list-item>
          <text:p text:style-name="P4">operators are also essentially functions but with a shorter calling syntax</text:p>
        </text:list-item>
        <text:list-item>
          <text:p text:style-name="P4">shorter operator syntax introduces ambiguities</text:p>
        </text:list-item>
        <text:list-item>
          <text:p text:style-name="P4">operator precedence and order of evaluation resolves ambiguities</text:p>
        </text:list-item>
      </text:list>
      <text:p text:style-name="Standard"/>
      <text:p text:style-name="P17"><text:span text:style-name="T5"><text:tab/></text:span><text:span text:style-name="T2">int</text:span><text:span text:style-name="T5"> i{4}, j{5};</text:span></text:p>
      <text:p text:style-name="P17"><text:span text:style-name="T5"><text:tab/>i = i + j &gt; 0;</text:span></text:p>
      <text:h text:style-name="P18" text:outline-level="1">Fun with structs</text:h>
      <text:p text:style-name="Standard"/>
      <text:p text:style-name="P12"><text:span text:style-name="T1">struct</text:span> <text:span text:style-name="T14">MyStruct</text:span> {</text:p>
      <text:p text:style-name="P17"><text:span text:style-name="T5"><text:tab/></text:span><text:span text:style-name="T2">int</text:span><text:span text:style-name="T5"> data_;</text:span></text:p>
      <text:p text:style-name="P17"><text:span text:style-name="T5"><text:tab/></text:span><text:span text:style-name="T2">void</text:span><text:span text:style-name="T5"> </text:span><text:span text:style-name="T19">f</text:span><text:span text:style-name="T5">() {</text:span></text:p>
      <text:p text:style-name="P13"><text:tab/>}</text:p>
      <text:p text:style-name="P17"><text:span text:style-name="T5"><text:tab/></text:span><text:span text:style-name="T2">int</text:span><text:span text:style-name="T5"> </text:span><text:span text:style-name="T2">operator</text:span><text:span text:style-name="T5"> ()(</text:span><text:span text:style-name="T2">int</text:span><text:span text:style-name="T5"> </text:span><text:span text:style-name="T13">i</text:span><text:span text:style-name="T5">) {</text:span></text:p>
      <text:p text:style-name="P17"><text:span text:style-name="T5"><text:tab/><text:tab/></text:span><text:span text:style-name="T2">return</text:span><text:span text:style-name="T5"> </text:span><text:span text:style-name="T13">i</text:span><text:span text:style-name="T5"> + data_;</text:span></text:p>
      <text:p text:style-name="P13"><text:tab/>}</text:p>
      <text:p text:style-name="P13">};</text:p>
      <text:p text:style-name="P13"><text:tab/><text:span text:style-name="T1">auto</text:span> s = <text:span text:style-name="T14">MyStruct</text:span> { 4 };</text:p>
      <text:p text:style-name="P17"><text:span text:style-name="T5"><text:tab/></text:span><text:span text:style-name="T2">auto</text:span><text:span text:style-name="T5"> o = s</text:span><text:span text:style-name="T15">(</text:span><text:span text:style-name="T5">1);</text:span></text:p>
      <text:h text:style-name="P18" text:outline-level="1">Function templates</text:h>
      <text:p text:style-name="P16"><text:span text:style-name="T2">int</text:span><text:span text:style-name="T5"> </text:span><text:span text:style-name="T19">add</text:span><text:span text:style-name="T5">(</text:span><text:span text:style-name="T2">int</text:span><text:span text:style-name="T5"> </text:span><text:span text:style-name="T13">l</text:span><text:span text:style-name="T5">, </text:span><text:span text:style-name="T2">int</text:span><text:span text:style-name="T5"> </text:span><text:span text:style-name="T13">r</text:span><text:span text:style-name="T5">)</text:span></text:p>
      <text:p text:style-name="P13">{</text:p>
      <text:p text:style-name="P17"><text:span text:style-name="T5"><text:tab/></text:span><text:span text:style-name="T2">return</text:span><text:span text:style-name="T5"> </text:span><text:span text:style-name="T13">l</text:span><text:span text:style-name="T5"> + </text:span><text:span text:style-name="T13">r</text:span><text:span text:style-name="T5">;</text:span></text:p>
      <text:p text:style-name="P13">}</text:p>
      <text:p text:style-name="P13"/>
      <text:p text:style-name="P17"><text:span text:style-name="T2">template</text:span><text:span text:style-name="T5">&lt;</text:span><text:span text:style-name="T2">typename</text:span><text:span text:style-name="T5"> </text:span><text:span text:style-name="T15">T</text:span><text:span text:style-name="T5">&gt;</text:span></text:p>
      <text:p text:style-name="P17"><text:span text:style-name="T15">T</text:span><text:span text:style-name="T5"> </text:span><text:span text:style-name="T19">add</text:span><text:span text:style-name="T5">(</text:span><text:span text:style-name="T15">T</text:span><text:span text:style-name="T5"> </text:span><text:span text:style-name="T13">l</text:span><text:span text:style-name="T5">, </text:span><text:span text:style-name="T15">T</text:span><text:span text:style-name="T5"> </text:span><text:span text:style-name="T13">r</text:span><text:span text:style-name="T5">)</text:span></text:p>
      <text:p text:style-name="P13">{</text:p>
      <text:p text:style-name="P17"><text:span text:style-name="T5"><text:tab/></text:span><text:span text:style-name="T2">return</text:span><text:span text:style-name="T5"> l + r;</text:span></text:p>
      <text:p text:style-name="P17"><text:span text:style-name="T5">}</text:span></text:p>
      <text:p text:style-name="P17"><text:span text:style-name="T5"/></text:p>
      <text:p text:style-name="P17"><text:span text:style-name="T2">auto</text:span><text:span text:style-name="T5"> f = add(3.1, 2.8);</text:span></text:p>
      <text:h text:style-name="P18" text:outline-level="1">A less buggy string</text:h>
      <text:p text:style-name="Standard"/>
      <text:p text:style-name="P11"><text:span text:style-name="T1">#include</text:span> <text:span text:style-name="T17">&lt;cstring&gt;</text:span></text:p>
      <text:p text:style-name="P17"><text:span text:style-name="T2">#include</text:span><text:span text:style-name="T5"> </text:span><text:span text:style-name="T19">&lt;algorithm&gt;</text:span></text:p>
      <text:p text:style-name="P17"><text:span text:style-name="T2">struct</text:span><text:span text:style-name="T5"> </text:span><text:span text:style-name="T15">MyString</text:span></text:p>
      <text:p text:style-name="P13">{</text:p>
      <text:p text:style-name="P17"><text:span text:style-name="T5"><text:tab/></text:span><text:span text:style-name="T2">int</text:span><text:span text:style-name="T5"> size_;</text:span></text:p>
      <text:p text:style-name="P17"><text:span text:style-name="T5"><text:tab/></text:span><text:span text:style-name="T2">char</text:span><text:span text:style-name="T5">* buffer_;</text:span></text:p>
      <text:p text:style-name="P17"><text:span text:style-name="T5"><text:tab/></text:span><text:span text:style-name="T19">MyString</text:span><text:span text:style-name="T5">() : buffer_ {</text:span><text:span text:style-name="T5">}{}</text:span></text:p>
      <text:p text:style-name="P17"><text:span text:style-name="T5"><text:tab/></text:span><text:span text:style-name="T19">MyString</text:span><text:span text:style-name="T5">(</text:span><text:span text:style-name="T2">const</text:span><text:span text:style-name="T5"> </text:span><text:span text:style-name="T2">char</text:span><text:span text:style-name="T5">* </text:span><text:span text:style-name="T13">in</text:span><text:span text:style-name="T5">) : </text:span></text:p>
      <text:p text:style-name="P17"><text:span text:style-name="T5"><text:tab/><text:tab/>size_ {</text:span><text:span text:style-name="T19">strlen</text:span><text:span text:style-name="T5">(</text:span><text:span text:style-name="T13">in</text:span><text:span text:style-name="T5">)}, buffer_{</text:span><text:span text:style-name="T2">new</text:span><text:span text:style-name="T5"> </text:span><text:span text:style-name="T2">char</text:span><text:span text:style-name="T5">[size_]} </text:span></text:p>
      <text:p text:style-name="P17"><text:span text:style-name="T5"><text:tab/>{</text:span></text:p>
      <text:p text:style-name="P17"><text:span text:style-name="T5"><text:tab/><text:tab/>std::</text:span><text:span text:style-name="T19">copy_n</text:span><text:span text:style-name="T5">(</text:span><text:span text:style-name="T13">in</text:span><text:span text:style-name="T5">, size_, buffer_);</text:span></text:p>
      <text:p text:style-name="P13"><text:tab/>}</text:p>
      <text:p text:style-name="P13">};</text:p>
      <text:h text:style-name="P18" text:outline-level="1">Using our better string</text:h>
      <text:p text:style-name="P17"><text:span text:style-name="T2">int</text:span><text:span text:style-name="T5"> </text:span><text:span text:style-name="T19">main</text:span><text:span text:style-name="T5">(</text:span><text:span text:style-name="T2">int</text:span><text:span text:style-name="T5"> </text:span><text:span text:style-name="T13">argc</text:span><text:span text:style-name="T5">, </text:span><text:span text:style-name="T2">char</text:span><text:span text:style-name="T5"> *</text:span><text:span text:style-name="T13">argv</text:span><text:span text:style-name="T5">[])</text:span></text:p>
      <text:p text:style-name="P17"><text:span text:style-name="T5">{</text:span></text:p>
      <text:p text:style-name="P16"><text:span text:style-name="T2"><text:tab/>auto</text:span><text:span text:style-name="T5"> fs = </text:span><text:span text:style-name="T15">MyString</text:span><text:span text:style-name="T5">{};</text:span></text:p>
      <text:p text:style-name="P16"><text:span text:style-name="T2"><text:tab/>auto</text:span><text:span text:style-name="T5"> ms = </text:span><text:span text:style-name="T15">MyString</text:span><text:span text:style-name="T5">{</text:span><text:span text:style-name="T19">"blahhhhhhhhhhhhhhhhhhhblub"</text:span><text:span text:style-name="T5">};</text:span></text:p>
      <text:p text:style-name="P17"><text:span text:style-name="T2"><text:tab/>auto</text:span><text:span text:style-name="T5"> i = </text:span><text:span text:style-name="T2">sizeof</text:span><text:span text:style-name="T5">(fs);</text:span></text:p>
      <text:p text:style-name="P17"><text:span text:style-name="T2"><text:tab/>auto</text:span><text:span text:style-name="T5"> j = </text:span><text:span text:style-name="T2">sizeof</text:span><text:span text:style-name="T5">(ms);</text:span></text:p>
      <text:p text:style-name="P17"><text:span text:style-name="T5"><text:tab/></text:span><text:span text:style-name="T2">return</text:span><text:span text:style-name="T5"> 0;</text:span></text:p>
      <text:p text:style-name="P17"><text:span text:style-name="T5">}</text:span></text:p>
      <text:p text:style-name="P17"><text:span text:style-name="T5"/></text:p>
      <text:p text:style-name="P17"><text:span text:style-name="T5">AHHHHHHH bugs!!!</text:span></text:p>
      <text:h text:style-name="P18" text:outline-level="1">Stack vs. Heap</text:h>
      <text:list xml:id="list7780137558287824139" text:style-name="L9">
        <text:list-item>
          <text:p text:style-name="P8">Size of stack objects must be known at compile time</text:p>
        </text:list-item>
        <text:list-item>
          <text:p text:style-name="P8">Stack objects lifetimes are bound to scope*</text:p>
        </text:list-item>
        <text:list-item>
          <text:p text:style-name="P8">Objects on the stack have good cache locality</text:p>
          <text:p text:style-name="P8"/>
        </text:list-item>
        <text:list-item>
          <text:p text:style-name="P8">Heap objects can be any size and size need only be known at run time</text:p>
        </text:list-item>
        <text:list-item>
          <text:p text:style-name="P8">Live from when they are created with new until they are deleted</text:p>
        </text:list-item>
        <text:list-item>
          <text:p text:style-name="P8">Can be optional</text:p>
        </text:list-item>
        <text:list-item>
          <text:p text:style-name="P8">Usually have bad cache locality</text:p>
        </text:list-item>
      </text:list>
      <text:h text:style-name="P18" text:outline-level="1">Fixing our FAILs</text:h>
      <text:p text:style-name="P11"><text:span text:style-name="T1">struct</text:span> <text:span text:style-name="T14">MyString</text:span></text:p>
      <text:p text:style-name="P13">{</text:p>
      <text:p text:style-name="P17"><text:span text:style-name="T5"><text:tab/></text:span><text:span text:style-name="T2">int</text:span><text:span text:style-name="T5"> size_;</text:span></text:p>
      <text:p text:style-name="P17"><text:span text:style-name="T5"><text:tab/></text:span><text:span text:style-name="T2">char</text:span><text:span text:style-name="T5">* buffer_;</text:span></text:p>
      <text:p text:style-name="P17"><text:span text:style-name="T5"><text:tab/></text:span><text:span text:style-name="T19">MyString</text:span><text:span text:style-name="T5">() : buffer_ {</text:span><text:span text:style-name="T2">nullptr</text:span><text:span text:style-name="T5">}{}</text:span></text:p>
      <text:p text:style-name="P17"><text:span text:style-name="T5"><text:tab/></text:span><text:span text:style-name="T19">MyString</text:span><text:span text:style-name="T5">(</text:span><text:span text:style-name="T2">const</text:span><text:span text:style-name="T5"> </text:span><text:span text:style-name="T2">char</text:span><text:span text:style-name="T5">* </text:span><text:span text:style-name="T13">in</text:span><text:span text:style-name="T5">) : size_ {</text:span><text:span text:style-name="T19">strlen</text:span><text:span text:style-name="T5">(</text:span><text:span text:style-name="T13">in</text:span><text:span text:style-name="T5">)}, buffer_{</text:span><text:span text:style-name="T2">new</text:span><text:span text:style-name="T5"> </text:span><text:span text:style-name="T2">char</text:span><text:span text:style-name="T5">[size_]} {</text:span></text:p>
      <text:p text:style-name="P17"><text:span text:style-name="T5"><text:tab/><text:tab/>std::</text:span><text:span text:style-name="T19">copy_n</text:span><text:span text:style-name="T5">(</text:span><text:span text:style-name="T13">in</text:span><text:span text:style-name="T5">, size_, buffer_);</text:span></text:p>
      <text:p text:style-name="P13"><text:tab/>}</text:p>
      <text:p text:style-name="P17"><text:span text:style-name="T5"><text:tab/>~</text:span><text:span text:style-name="T19">MyString</text:span><text:span text:style-name="T5">()</text:span></text:p>
      <text:p text:style-name="P13"><text:tab/>{</text:p>
      <text:p text:style-name="P17"><text:span text:style-name="T5"><text:tab/><text:tab/></text:span><text:span text:style-name="T2">delete</text:span><text:span text:style-name="T5">[] buffer_;</text:span></text:p>
      <text:p text:style-name="P13"><text:tab/>}</text:p>
      <text:p text:style-name="P13">};</text:p>
      <text:h text:style-name="P18" text:outline-level="1">new and delete are like a chain saw, use safety gear!</text:h>
      <text:p text:style-name="P11"><text:span text:style-name="T1">int</text:span> <text:span text:style-name="T17">main</text:span>(<text:span text:style-name="T1">int</text:span> <text:span text:style-name="T11">argc</text:span>, <text:span text:style-name="T1">char</text:span> *<text:span text:style-name="T11">argv</text:span>[])</text:p>
      <text:p text:style-name="P13">{</text:p>
      <text:p text:style-name="P17"><text:span text:style-name="T5"><text:tab/></text:span><text:span text:style-name="T2">auto</text:span><text:span text:style-name="T5"> ms = </text:span><text:span text:style-name="T15">MyString</text:span><text:span text:style-name="T5">{</text:span><text:span text:style-name="T19">"blahhhhhhhhhhhhhhhhhhhblub"</text:span><text:span text:style-name="T5">};</text:span></text:p>
      <text:p text:style-name="P17"><text:span text:style-name="T5"><text:tab/></text:span><text:span text:style-name="T2">delete</text:span><text:span text:style-name="T5">[] ms.buffer_;</text:span></text:p>
      <text:p text:style-name="P17"><text:span text:style-name="T5"><text:tab/>std::cout </text:span><text:span text:style-name="T15">&lt;&lt;</text:span><text:span text:style-name="T5"> ms.buffer_ </text:span><text:span text:style-name="T15">&lt;&lt;</text:span><text:span text:style-name="T5"> std::</text:span><text:span text:style-name="T19">endl</text:span><text:span text:style-name="T5">;<text:tab/><text:tab/><text:tab/><text:tab/></text:span></text:p>
      <text:p text:style-name="P17"><text:span text:style-name="T5"><text:tab/></text:span><text:span text:style-name="T2">return</text:span><text:span text:style-name="T5"> 0;</text:span></text:p>
      <text:p text:style-name="P13">}</text:p>
      <text:p text:style-name="P13"/>
      <text:p text:style-name="P13"/>
      <text:p text:style-name="P9">ê→ã</text:p>
      <text:h text:style-name="P18" text:outline-level="1">Did I mention C is the root of all EVIL?</text:h>
      <text:p text:style-name="P11"><text:span text:style-name="T1">int</text:span> <text:span text:style-name="T17">main</text:span>(<text:span text:style-name="T1">int</text:span> <text:span text:style-name="T11">argc</text:span>, <text:span text:style-name="T1">char</text:span> *<text:span text:style-name="T11">argv</text:span>[])</text:p>
      <text:p text:style-name="P13">{</text:p>
      <text:p text:style-name="P17"><text:span text:style-name="T5"><text:tab/></text:span><text:span text:style-name="T2">auto</text:span><text:span text:style-name="T5"> ms = </text:span><text:span text:style-name="T15">MyString</text:span><text:span text:style-name="T5">{</text:span><text:span text:style-name="T19">"blahhhhhhhhhhhhhhhhhhhblub"</text:span><text:span text:style-name="T5">};</text:span></text:p>
      <text:p text:style-name="P17"><text:span text:style-name="T5"><text:tab/>std::cout </text:span><text:span text:style-name="T15">&lt;&lt;</text:span><text:span text:style-name="T5"> ms.buffer_ </text:span><text:span text:style-name="T15">&lt;&lt;</text:span><text:span text:style-name="T5"> std::</text:span><text:span text:style-name="T19">endl</text:span><text:span text:style-name="T5">;<text:tab/><text:tab/><text:tab/><text:tab/></text:span></text:p>
      <text:p text:style-name="P17"><text:span text:style-name="T5"><text:tab/></text:span><text:span text:style-name="T2">return</text:span><text:span text:style-name="T5"> 0;</text:span></text:p>
      <text:p text:style-name="P13">}</text:p>
      <text:p text:style-name="P13"/>
      <text:p text:style-name="P13"/>
      <text:p text:style-name="P9"><text:span text:style-name="T7">blahhhhhhhhhhhhhhhhhhhblub½½½½½½½½¯■¯■¯■</text:span></text:p>
      <text:h text:style-name="P19" text:outline-level="1">There are a lot of smart people.... can't they be smart for me?</text:h>
      <text:p text:style-name="P16"><text:span text:style-name="T2">int</text:span><text:span text:style-name="T5"> </text:span><text:span text:style-name="T19">main</text:span><text:span text:style-name="T5">(</text:span><text:span text:style-name="T2">int</text:span><text:span text:style-name="T5"> </text:span><text:span text:style-name="T13">argc</text:span><text:span text:style-name="T5">, </text:span><text:span text:style-name="T2">char</text:span><text:span text:style-name="T5"> *</text:span><text:span text:style-name="T13">argv</text:span><text:span text:style-name="T5">[])</text:span></text:p>
      <text:p text:style-name="P13">{</text:p>
      <text:p text:style-name="P17"><text:span text:style-name="T5"><text:tab/></text:span><text:span text:style-name="T15">std</text:span><text:span text:style-name="T5">::</text:span><text:span text:style-name="T15">string</text:span><text:span text:style-name="T5"> s{</text:span><text:span text:style-name="T19">"blingbling"</text:span><text:span text:style-name="T5">};</text:span></text:p>
      <text:p text:style-name="P17"><text:span text:style-name="T5"><text:tab/></text:span><text:span text:style-name="T15">std</text:span><text:span text:style-name="T5">::</text:span><text:span text:style-name="T15">vector</text:span><text:span text:style-name="T5">&lt;</text:span><text:span text:style-name="T2">int</text:span><text:span text:style-name="T5">&gt; v{1,2,3,4};</text:span></text:p>
      <text:p text:style-name="P17"><text:span text:style-name="T5"><text:tab/></text:span><text:span text:style-name="T15">std</text:span><text:span text:style-name="T5">::</text:span><text:span text:style-name="T15">deque</text:span><text:span text:style-name="T5">&lt;</text:span><text:span text:style-name="T2">int</text:span><text:span text:style-name="T5">&gt; d{5,6,7};</text:span></text:p>
      <text:p text:style-name="P17"><text:span text:style-name="T5"><text:tab/>std::cout </text:span><text:span text:style-name="T15">&lt;&lt;</text:span><text:span text:style-name="T5"> s </text:span><text:span text:style-name="T15">&lt;&lt;</text:span><text:span text:style-name="T5"> std::</text:span><text:span text:style-name="T19">endl</text:span><text:span text:style-name="T5">;</text:span></text:p>
      <text:p text:style-name="P17"><text:span text:style-name="T5"><text:tab/></text:span><text:span text:style-name="T2">for</text:span><text:span text:style-name="T5"> (</text:span><text:span text:style-name="T2">auto</text:span><text:span text:style-name="T5"> i : v){</text:span></text:p>
      <text:p text:style-name="P13"><text:tab/><text:tab/>std::cout &lt;&lt; i &lt;&lt; std::endl;</text:p>
      <text:p text:style-name="P13"><text:tab/>}</text:p>
      <text:p text:style-name="P17"><text:span text:style-name="T5"><text:tab/></text:span><text:span text:style-name="T2">for</text:span><text:span text:style-name="T5"> (</text:span><text:span text:style-name="T2">auto</text:span><text:span text:style-name="T5"> i : d){</text:span></text:p>
      <text:p text:style-name="P13"><text:tab/><text:tab/>std::cout &lt;&lt; i &lt;&lt; std::endl;</text:p>
      <text:p text:style-name="P13"><text:tab/>}</text:p>
      <text:p text:style-name="P17"><text:span text:style-name="T5"><text:tab/></text:span><text:span text:style-name="T2">return</text:span><text:span text:style-name="T5"> 0;</text:span></text:p>
      <text:p text:style-name="P17"><text:span text:style-name="T5">}</text:span></text:p>
      <text:h text:style-name="P18" text:outline-level="1">Printing is generic, lets use a template</text:h>
      <text:p text:style-name="P16"><text:span text:style-name="T2">template</text:span><text:span text:style-name="T5">&lt;</text:span><text:span text:style-name="T2">typename</text:span><text:span text:style-name="T5"> </text:span><text:span text:style-name="T15">T</text:span><text:span text:style-name="T5">&gt;</text:span></text:p>
      <text:p text:style-name="P17"><text:span text:style-name="T2">void</text:span><text:span text:style-name="T5"> printContainer(T container){</text:span></text:p>
      <text:p text:style-name="P17"><text:span text:style-name="T5"><text:tab/></text:span><text:span text:style-name="T2">for</text:span><text:span text:style-name="T5"> (</text:span><text:span text:style-name="T2">auto</text:span><text:span text:style-name="T5"> i : container) {</text:span></text:p>
      <text:p text:style-name="P13"><text:tab/><text:tab/>std::cout &lt;&lt; i &lt;&lt; std::endl;</text:p>
      <text:p text:style-name="P13"><text:tab/>}</text:p>
      <text:p text:style-name="P17"><text:span text:style-name="T5">}</text:span></text:p>
      <text:h text:style-name="Heading_20_1" text:outline-level="1"/>
      <text:h text:style-name="P18" text:outline-level="1">More containers</text:h>
      <text:p text:style-name="P16"><text:span text:style-name="T2">#include</text:span><text:span text:style-name="T5"> </text:span><text:span text:style-name="T19">&lt;string&gt;</text:span></text:p>
      <text:p text:style-name="P17"><text:span text:style-name="T2">#include</text:span><text:span text:style-name="T5"> </text:span><text:span text:style-name="T19">&lt;vector&gt;</text:span></text:p>
      <text:p text:style-name="P17"><text:span text:style-name="T2">#include</text:span><text:span text:style-name="T5"> </text:span><text:span text:style-name="T19">&lt;deque&gt;</text:span></text:p>
      <text:p text:style-name="P17"><text:span text:style-name="T2">#include</text:span><text:span text:style-name="T5"> </text:span><text:span text:style-name="T19">&lt;set&gt;</text:span></text:p>
      <text:p text:style-name="P17"><text:span text:style-name="T2">int</text:span><text:span text:style-name="T5"> </text:span><text:span text:style-name="T19">main</text:span><text:span text:style-name="T5">(</text:span><text:span text:style-name="T2">int</text:span><text:span text:style-name="T5"> </text:span><text:span text:style-name="T13">argc</text:span><text:span text:style-name="T5">, </text:span><text:span text:style-name="T2">char</text:span><text:span text:style-name="T5"> *</text:span><text:span text:style-name="T13">argv</text:span><text:span text:style-name="T5">[])</text:span></text:p>
      <text:p text:style-name="P13">{</text:p>
      <text:p text:style-name="P17"><text:span text:style-name="T5"><text:tab/></text:span><text:span text:style-name="T15">std</text:span><text:span text:style-name="T5">::</text:span><text:span text:style-name="T15">set</text:span><text:span text:style-name="T5">&lt;</text:span><text:span text:style-name="T2">int</text:span><text:span text:style-name="T5">&gt; s1{1,2,3,4};</text:span></text:p>
      <text:p text:style-name="P17"><text:span text:style-name="T5"><text:tab/></text:span><text:span text:style-name="T15">std</text:span><text:span text:style-name="T5">::</text:span><text:span text:style-name="T15">set</text:span><text:span text:style-name="T5">&lt;</text:span><text:span text:style-name="T2">int</text:span><text:span text:style-name="T5">&gt; s2{1,2,3,4,4,4,4,4,4,4,4,4,1,2,3};</text:span></text:p>
      <text:p text:style-name="P17"><text:span text:style-name="T5"><text:tab/></text:span><text:span text:style-name="T19">printContainer</text:span><text:span text:style-name="T5">(s1);</text:span></text:p>
      <text:p text:style-name="P17"><text:span text:style-name="T5"><text:tab/></text:span><text:span text:style-name="T19">printContainer</text:span><text:span text:style-name="T5">(s2);</text:span></text:p>
      <text:p text:style-name="P17"><text:span text:style-name="T5"><text:tab/></text:span><text:span text:style-name="T2">return</text:span><text:span text:style-name="T5"> 0;</text:span></text:p>
      <text:p text:style-name="P17"><text:span text:style-name="T5">}</text:span></text:p>
      <text:p text:style-name="P17"><text:span text:style-name="T5">output is 12341234!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ahoma1" svg:font-family="Tahoma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4pt" fo:language="en" fo:country="US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14.8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H13M14S</meta:editing-duration>
    <meta:editing-cycles>6</meta:editing-cycles>
    <meta:generator>OpenOffice.org/3.4$Win32 OpenOffice.org_project/340m1$Build-9590</meta:generator>
    <dc:date>2015-12-17T18:43:32.21</dc:date>
    <meta:document-statistic meta:table-count="0" meta:image-count="0" meta:object-count="0" meta:page-count="12" meta:paragraph-count="132" meta:word-count="500" meta:character-count="2967"/>
    <meta:user-defined meta:name="Info 1"/>
    <meta:user-defined meta:name="Info 2"/>
    <meta:user-defined meta:name="Info 3"/>
    <meta:user-defined meta:name="Info 4"/>
  </office:meta>
</office:document-meta>
</file>